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style:font-name="JetBrains Mono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Heading_20_2">
      <style:paragraph-properties fo:text-align="start" style:justify-single-word="false"/>
      <style:text-properties style:font-name="JetBrains Mono" fo:font-size="11pt" style:font-size-asian="11pt" style:font-size-complex="11pt"/>
    </style:style>
    <style:style style:name="P3" style:family="paragraph" style:parent-style-name="Heading_20_2">
      <style:paragraph-properties fo:text-align="start" style:justify-single-word="false"/>
      <style:text-properties style:font-name="JetBrains Mono" fo:font-size="11pt" style:text-underline-style="solid" style:text-underline-width="auto" style:text-underline-color="font-color" style:font-size-asian="11pt" style:font-size-complex="11pt"/>
    </style:style>
    <style:style style:name="P4" style:family="paragraph" style:parent-style-name="Heading_20_3">
      <style:paragraph-properties fo:text-align="start" style:justify-single-word="false"/>
      <style:text-properties style:font-name="JetBrains Mono"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Preformatted_20_Text">
      <style:paragraph-properties fo:text-align="start" style:justify-single-word="false"/>
      <style:text-properties style:font-name="JetBrains Mono" fo:font-size="11pt" style:font-size-asian="11pt" style:font-size-complex="11pt"/>
    </style:style>
    <style:style style:name="P6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JetBrains Mono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JetBrains Mono" fo:font-size="11pt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JetBrains Mono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JetBrains Mono" fo:font-size="11pt" style:font-size-asian="11pt" style:font-size-complex="11pt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TML - Formatting</text:h>
      <text:h text:style-name="P3" text:outline-level="2">Bold Text</text:h>
      <text:p text:style-name="P8">Anything that appears within <text:span text:style-name="T1">&lt;b&gt;...&lt;/b&gt;</text:span> element, is displayed in bold as shown below −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Bold Tex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e following word uses a &lt;b&gt;bold&lt;/b&gt; typeface.&lt;/p&gt;</text:p>
      <text:p text:style-name="P5"><text:s text:c="3"/>&lt;/body&gt;</text:p>
      <text:p text:style-name="P5"><text:s text:c="8"/></text:p>
      <text:p text:style-name="P6">&lt;/html&gt;</text:p>
      <text:h text:style-name="P3" text:outline-level="2">Italic Text</text:h>
      <text:p text:style-name="P8">Anything that appears within <text:span text:style-name="T1">&lt;i&gt;...&lt;/i&gt;</text:span> element is displayed in italicized as shown below −</text:p>
      <text:h text:style-name="P4" text:outline-level="3">Example</text:h>
      <text:p text:style-name="P8"/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Italic Tex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e following word uses an &lt;i&gt;italicized&lt;/i&gt; typeface.&lt;/p&gt;</text:p>
      <text:p text:style-name="P5"><text:s text:c="3"/>&lt;/body&gt;</text:p>
      <text:p text:style-name="P5"><text:s text:c="8"/></text:p>
      <text:p text:style-name="P6">&lt;/html&gt;</text:p>
      <text:h text:style-name="P3" text:outline-level="2">Underlined Text</text:h>
      <text:p text:style-name="P8">Anything that appears within <text:span text:style-name="T1">&lt;u&gt;...&lt;/u&gt;</text:span> element, is displayed with underline as shown below −</text:p>
      <text:h text:style-name="P4" text:outline-level="3"><text:soft-page-break/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Underlined Tex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e following word uses an &lt;u&gt;underlined&lt;/u&gt; typeface.&lt;/p&gt;</text:p>
      <text:p text:style-name="P5"><text:s text:c="3"/>&lt;/body&gt;</text:p>
      <text:p text:style-name="P5"><text:s text:c="8"/></text:p>
      <text:p text:style-name="P6">&lt;/html&gt;</text:p>
      <text:h text:style-name="P3" text:outline-level="2">Strike Text</text:h>
      <text:p text:style-name="P8">Anything that appears within <text:span text:style-name="T1">&lt;strike&gt;...&lt;/strike&gt;</text:span> element is displayed with strikethrough, which is a thin line through the text as shown below −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Strike Tex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e following word uses a &lt;strike&gt;strikethrough&lt;/strike&gt; typeface.&lt;/p&gt;</text:p>
      <text:p text:style-name="P5"><text:s text:c="3"/>&lt;/body&gt;</text:p>
      <text:p text:style-name="P5"><text:s text:c="8"/></text:p>
      <text:p text:style-name="P6">&lt;/html&gt;</text:p>
      <text:h text:style-name="P3" text:outline-level="2">Monospaced Font</text:h>
      <text:p text:style-name="P8">The content of a <text:span text:style-name="T1">&lt;tt&gt;...&lt;/tt&gt;</text:span> element is written in monospaced font. Most of the fonts are known as variable-width fonts because different letters are of different widths (for example, the letter 'm' is wider than the letter 'i'). In a monospaced font, however, each letter has the same width.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Monospaced Font Example&lt;/title&gt;</text:p>
      <text:p text:style-name="P5"><text:s text:c="3"/>&lt;/head&gt;</text:p>
      <text:p text:style-name="P5"><text:s text:c="8"/></text:p>
      <text:p text:style-name="P5"><text:soft-page-break/><text:s text:c="3"/>&lt;body&gt;</text:p>
      <text:p text:style-name="P5"><text:s text:c="6"/>&lt;p&gt;The following word uses a &lt;tt&gt;monospaced&lt;/tt&gt; typeface.&lt;/p&gt;</text:p>
      <text:p text:style-name="P5"><text:s text:c="3"/>&lt;/body&gt;</text:p>
      <text:p text:style-name="P5"><text:s text:c="8"/></text:p>
      <text:p text:style-name="P6">&lt;/html&gt;</text:p>
      <text:h text:style-name="P3" text:outline-level="2">Superscript Text</text:h>
      <text:p text:style-name="P8">The content of a <text:span text:style-name="T1">&lt;sup&gt;...&lt;/sup&gt;</text:span> element is written in superscript; the font size used is the same size as the characters surrounding it but is displayed half a character's height above the other characters.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Superscript Tex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e following word uses a &lt;sup&gt;superscript&lt;/sup&gt; typeface.&lt;/p&gt;</text:p>
      <text:p text:style-name="P5"><text:s text:c="3"/>&lt;/body&gt;</text:p>
      <text:p text:style-name="P5"><text:s text:c="8"/></text:p>
      <text:p text:style-name="P6">&lt;/html&gt;</text:p>
      <text:h text:style-name="P2" text:outline-level="2"><text:span text:style-name="T4">Subscript Te</text:span>xt</text:h>
      <text:p text:style-name="P8">The content of a <text:span text:style-name="T1">&lt;sub&gt;...&lt;/sub&gt;</text:span> element is written in subscript; the font size used is the same as the characters surrounding it, but is displayed half a character's height beneath the other characters.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Subscript Tex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e following word uses a &lt;sub&gt;subscript&lt;/sub&gt; typeface.&lt;/p&gt;</text:p>
      <text:p text:style-name="P5"><text:s text:c="3"/>&lt;/body&gt;</text:p>
      <text:p text:style-name="P5"><text:s text:c="8"/></text:p>
      <text:p text:style-name="P6">&lt;/html&gt;</text:p>
      <text:h text:style-name="P3" text:outline-level="2"><text:soft-page-break/>Inserted Text</text:h>
      <text:p text:style-name="P8">Anything that appears within <text:span text:style-name="T1">&lt;ins&gt;...&lt;/ins&gt;</text:span> element is displayed as inserted text.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Inserted Tex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I want to drink &lt;del&gt;cola&lt;/del&gt; &lt;ins&gt;wine&lt;/ins&gt;&lt;/p&gt;</text:p>
      <text:p text:style-name="P5"><text:s text:c="3"/>&lt;/body&gt;</text:p>
      <text:p text:style-name="P5"><text:s text:c="8"/></text:p>
      <text:p text:style-name="P6">&lt;/html&gt;</text:p>
      <text:h text:style-name="P3" text:outline-level="2">Deleted Text</text:h>
      <text:p text:style-name="P8">Anything that appears within <text:span text:style-name="T1">&lt;del&gt;...&lt;/del&gt;</text:span> element, is displayed as deleted text.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Deleted Tex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I want to drink &lt;del&gt;cola&lt;/del&gt; &lt;ins&gt;wine&lt;/ins&gt;&lt;/p&gt;</text:p>
      <text:p text:style-name="P5"><text:s text:c="3"/>&lt;/body&gt;</text:p>
      <text:p text:style-name="P5"><text:s text:c="8"/></text:p>
      <text:p text:style-name="P6">&lt;/html&gt;</text:p>
      <text:h text:style-name="P3" text:outline-level="2">Larger Text</text:h>
      <text:p text:style-name="P8">The content of the <text:span text:style-name="T1">&lt;big&gt;...&lt;/big&gt;</text:span> element is displayed one font size larger than the rest of the text surrounding it as shown below −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oft-page-break/><text:s text:c="6"/>&lt;title&gt;Larger Text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e following word uses a &lt;big&gt;big&lt;/big&gt; typeface.&lt;/p&gt;</text:p>
      <text:p text:style-name="P5"><text:s text:c="3"/>&lt;/body&gt;</text:p>
      <text:p text:style-name="P5"><text:s text:c="8"/></text:p>
      <text:p text:style-name="P6">&lt;/html&gt;</text:p>
      <text:h text:style-name="P3" text:outline-level="2">Smaller Text</text:h>
      <text:p text:style-name="P8">The content of the <text:span text:style-name="T1">&lt;small&gt;...&lt;/small&gt;</text:span> element is displayed one font size smaller than the rest of the text surrounding it as shown below −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Smaller Text Example&lt;/title&gt;</text:p>
      <text:p text:style-name="P5"><text:s text:c="3"/>&lt;/head&gt;</text:p>
      <text:p text:style-name="P5"/>
      <text:p text:style-name="P5"><text:s text:c="3"/>&lt;body&gt;</text:p>
      <text:p text:style-name="P5"><text:s text:c="6"/>&lt;p&gt;The following word uses a &lt;small&gt;small&lt;/small&gt; typeface.&lt;/p&gt;</text:p>
      <text:p text:style-name="P5"><text:s text:c="3"/>&lt;/body&gt;</text:p>
      <text:p text:style-name="P5"/>
      <text:p text:style-name="P6">&lt;/html&gt;</text:p>
      <text:h text:style-name="P3" text:outline-level="2">Grouping Content</text:h>
      <text:p text:style-name="P8">The <text:span text:style-name="T1">&lt;div&gt;</text:span> and <text:span text:style-name="T1">&lt;span&gt;</text:span> elements allow you to group together several elements to create sections or subsections of a page.</text:p>
      <text:p text:style-name="P8">For example, you might want to put all of the footnotes on a page within a &lt;div&gt; element to indicate that all of the elements within that &lt;div&gt; element relate to the footnotes. You might then attach a style to this &lt;div&gt; element so that they appear using a special set of style rules.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Div Tag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div id = "menu" align = "middle" &gt;</text:p>
      <text:p text:style-name="P5"><text:soft-page-break/><text:s text:c="9"/>&lt;a href = "/index.htm"&gt;HOME&lt;/a&gt; | </text:p>
      <text:p text:style-name="P5"><text:s text:c="9"/>&lt;a href = "/about/contact_us.htm"&gt;CONTACT&lt;/a&gt; | </text:p>
      <text:p text:style-name="P5"><text:s text:c="9"/>&lt;a href = "/about/index.htm"&gt;ABOUT&lt;/a&gt;</text:p>
      <text:p text:style-name="P5"><text:s text:c="6"/>&lt;/div&gt;</text:p>
      <text:p text:style-name="P5"/>
      <text:p text:style-name="P5"><text:s text:c="6"/>&lt;div id = "content" align = "left" &gt;</text:p>
      <text:p text:style-name="P5"><text:s text:c="9"/>&lt;h5&gt;Content Articles&lt;/h5&gt;</text:p>
      <text:p text:style-name="P5"><text:s text:c="9"/>&lt;p&gt;Actual content goes here.....&lt;/p&gt;</text:p>
      <text:p text:style-name="P5"><text:s text:c="6"/>&lt;/div&gt;</text:p>
      <text:p text:style-name="P5"><text:s text:c="3"/>&lt;/body&gt;</text:p>
      <text:p text:style-name="P5"><text:s text:c="8"/></text:p>
      <text:p text:style-name="P6">&lt;/html&gt;</text:p>
      <text:p text:style-name="P8">The &lt;span&gt; element, on the other hand, can be used to group inline elements only. So, if you have a part of a sentence or paragraph which you want to group together, you could use the &lt;span&gt; element as follows.</text:p>
      <text:h text:style-name="P4" text:outline-level="3">Example</text:h>
      <text:p text:style-name="P5">&lt;!DOCTYPE html&gt;</text:p>
      <text:p text:style-name="P5">&lt;html&gt;</text:p>
      <text:p text:style-name="P5"/>
      <text:p text:style-name="P5"><text:s text:c="3"/>&lt;head&gt;</text:p>
      <text:p text:style-name="P5"><text:s text:c="6"/>&lt;title&gt;Span Tag Example&lt;/title&gt;</text:p>
      <text:p text:style-name="P5"><text:s text:c="3"/>&lt;/head&gt;</text:p>
      <text:p text:style-name="P5"><text:s text:c="8"/></text:p>
      <text:p text:style-name="P5"><text:s text:c="3"/>&lt;body&gt;</text:p>
      <text:p text:style-name="P5"><text:s text:c="6"/>&lt;p&gt;This is the example of &lt;span style = "color:green"&gt;span tag&lt;/span&gt;</text:p>
      <text:p text:style-name="P5"><text:s text:c="9"/>and the &lt;span style = "color:red"&gt;div tag&lt;/span&gt; alongwith CSS&lt;/p&gt;</text:p>
      <text:p text:style-name="P5"><text:s text:c="3"/>&lt;/body&gt;</text:p>
      <text:p text:style-name="P5"><text:s text:c="8"/></text:p>
      <text:p text:style-name="P6">&lt;/html&gt;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93cm" fo:margin-right="1.12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6:21:38.522842314</meta:creation-date>
    <dc:date>2024-01-22T16:25:23.280799184</dc:date>
    <meta:editing-duration>PT3M45S</meta:editing-duration>
    <meta:editing-cycles>1</meta:editing-cycles>
    <meta:document-statistic meta:table-count="0" meta:image-count="0" meta:object-count="0" meta:page-count="6" meta:paragraph-count="190" meta:word-count="679" meta:character-count="5224" meta:non-whitespace-character-count="4133"/>
    <meta:generator>LibreOffice/6.4.7.2$Linux_X86_64 LibreOffice_project/40$Build-2</meta:generator>
  </office:meta>
</office:document-meta>
</file>